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1.782cm" fo:min-width="4.453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3" style:family="graphic" style:parent-style-name="standard">
      <style:graphic-properties draw:textarea-horizontal-align="justify" draw:textarea-vertical-align="middle" draw:auto-grow-height="false" fo:min-height="2.086cm" fo:min-width="4.35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929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3.988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4.707cm"/>
    </style:style>
    <style:style style:name="gr7" style:family="graphic" style:parent-style-name="standard">
      <style:graphic-properties draw:textarea-horizontal-align="justify" draw:textarea-vertical-align="middle" draw:auto-grow-height="false" fo:min-height="1.19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186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823cm" fo:min-width="0cm"/>
    </style:style>
    <style:style style:name="gr10" style:family="graphic" style:parent-style-name="standard">
      <style:graphic-properties draw:fill-color="#6600ff" draw:textarea-horizontal-align="justify" draw:textarea-vertical-align="middle" draw:auto-grow-height="false" fo:min-height="1.973cm" fo:min-width="0.898cm"/>
    </style:style>
    <style:style style:name="gr11" style:family="graphic" style:parent-style-name="standard">
      <style:graphic-properties draw:textarea-horizontal-align="justify" draw:textarea-vertical-align="middle" draw:auto-grow-height="false" fo:min-height="0.751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5.059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256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3.183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66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2.032cm" svg:x="16.241cm" svg:y="17.51cm">
          <text:p text:style-name="P1">Output:</text:p>
          <text:p text:style-name="P1">Foliage densit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524cm" svg:x="10.8cm" svg:y="7.985cm">
          <text:p text:style-name="P1">Tree </text:p>
          <text:p text:style-name="P1">trunk diame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58cm" svg:height="3.302cm" svg:x="15.225cm" svg:y="12.811cm">
          <text:p text:style-name="P1">Gaussian </text:p>
          <text:p text:style-name="P1">mixture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29cm" svg:height="1.524cm" svg:x="2.397cm" svg:y="7.985cm">
          <text:p text:style-name="P1">Tree heigh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88cm" svg:height="1.524cm" svg:x="15.351cm" svg:y="7.985cm">
          <text:p text:style-name="P1">Amount </text:p>
          <text:p text:style-name="P1">of leav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07cm" svg:height="1.524cm" svg:x="21.32cm" svg:y="7.985cm">
          <text:p text:style-name="P1">Tree density</text:p>
          <text:p text:style-name="P1">(Foliage overlap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429cm" svg:height="1.524cm" svg:x="9.72cm" svg:y="4.189cm">
          <text:p text:style-name="P1">Tree 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429cm" svg:height="1.524cm" svg:x="27.117cm" svg:y="7.955cm">
          <text:p text:style-name="P1">Scatt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429cm" svg:height="1.524cm" svg:x="30.8cm" svg:y="7.955cm">
          <text:p text:style-name="P1">Leaf </text:p>
          <text:p text:style-name="P1">falling r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81cm" svg:height="1.651cm" svg:x="11.033cm" svg:y="5.9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254cm" svg:height="2.784cm" draw:transform="rotate (-0.872664625997165) translate (9.557cm 5.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254cm" svg:height="2.784cm" draw:transform="rotate (0.882263936883134) translate (13.251cm 5.9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254cm" svg:height="2.784cm" draw:transform="rotate (-0.872664625997165) translate (9.577cm 5.8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3.429cm" svg:height="1.524cm" svg:x="30.8cm" svg:y="4.189cm">
          <text:p text:style-name="P1">Seas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254cm" svg:height="1.651cm" svg:x="32.451cm" svg:y="5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3.429cm" svg:height="1.524cm" svg:x="26.988cm" svg:y="4.189cm">
          <text:p text:style-name="P1">Weather</text:p>
          <text:p text:style-name="P1">(Wind,Ra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429cm" svg:height="1.524cm" svg:x="22.418cm" svg:y="4.189cm">
          <text:p text:style-name="P1">Hum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254cm" svg:height="1.651cm" svg:x="28.387cm" svg:y="5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254cm" svg:height="1.651cm" svg:x="23.942cm" svg:y="5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254cm" svg:height="3.512cm" draw:transform="rotate (-1.0451031560942) translate (27.625cm 5.71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2.794cm" svg:height="2.54cm" svg:x="17.003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08cm" svg:height="1.143cm" svg:x="18.273cm" svg:y="16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4.318cm" svg:height="1.524cm" svg:x="6.08cm" svg:y="7.985cm">
          <text:p text:style-name="P1">Crown </text:p>
          <text:p text:style-name="P1">diamete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54cm" svg:height="6.067cm" draw:transform="rotate (-1.08018427405929) translate (9.001cm 4.93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3.429cm" svg:height="1.524cm" svg:x="13.7cm" svg:y="4.175cm">
          <text:p text:style-name="P1">Tree 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381cm" svg:height="2.863cm" draw:transform="rotate (-0.768293936727903) translate (14.696cm 5.6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3.683cm" svg:height="1.524cm" svg:x="17.891cm" svg:y="4.175cm">
          <text:p text:style-name="P1">Tree heal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81cm" svg:height="1.651cm" svg:x="18.653cm" svg:y="6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20:51:22.454134330</meta:creation-date>
    <dc:date>2016-12-05T16:29:19.984612559</dc:date>
    <meta:editing-duration>PT15M46S</meta:editing-duration>
    <meta:editing-cycles>7</meta:editing-cycles>
    <meta:generator>LibreOffice/5.1.4.2$Linux_X86_64 LibreOffice_project/10m0$Build-2</meta:generator>
    <meta:document-statistic meta:object-count="28"/>
  </office:meta>
</office:document-meta>
</file>